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FECHA_HORA">
            <text:p>FECHA_HORA</text:p>
          </table:table-cell>
          <table:table-cell table:style-name="pd1" office:value-type="string" office:string-value="ASOMADILLA-O3-AT_IN">
            <text:p>ASOMADILLA-O3-AT_IN</text:p>
          </table:table-cell>
        </table:table-row>
        <table:table-row>
          <table:table-cell table:style-name="pd1" office:value-type="date" office:date-value="2015-01-02T01:00:00">
            <text:p>Fri Jan  2 01:00:00 201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2T02:00:00">
            <text:p>Fri Jan  2 02:00:00 201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2T03:00:00">
            <text:p>Fri Jan  2 03:00:00 201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2T04:00:00">
            <text:p>Fri Jan  2 04:00:00 2015</text:p>
          </table:table-cell>
          <table:table-cell office:value-type="float" office:value="32.0">
            <text:p>32.0</text:p>
          </table:table-cell>
        </table:table-row>
        <table:table-row>
          <table:table-cell table:style-name="pd1" office:value-type="date" office:date-value="2015-01-02T05:00:00">
            <text:p>Fri Jan  2 05:00:00 201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02T06:00:00">
            <text:p>Fri Jan  2 06:00:00 201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2T07:00:00">
            <text:p>Fri Jan  2 07:00:00 2015</text:p>
          </table:table-cell>
          <table:table-cell office:value-type="float" office:value="21.5">
            <text:p>21.5</text:p>
          </table:table-cell>
        </table:table-row>
        <table:table-row>
          <table:table-cell table:style-name="pd1" office:value-type="date" office:date-value="2015-01-02T08:00:00">
            <text:p>Fri Jan  2 08:00:00 201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2T09:00:00">
            <text:p>Fri Jan  2 09:00:00 201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2T10:00:00">
            <text:p>Fri Jan  2 10:00:00 2015</text:p>
          </table:table-cell>
          <table:table-cell office:value-type="float" office:value="13.5">
            <text:p>13.5</text:p>
          </table:table-cell>
        </table:table-row>
        <table:table-row>
          <table:table-cell table:style-name="pd1" office:value-type="date" office:date-value="2015-01-02T11:00:00">
            <text:p>Fri Jan  2 11:00:00 201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02T12:00:00">
            <text:p>Fri Jan  2 12:00:00 2015</text:p>
          </table:table-cell>
          <table:table-cell office:value-type="float" office:value="38.6667">
            <text:p>38.6667</text:p>
          </table:table-cell>
        </table:table-row>
        <table:table-row>
          <table:table-cell table:style-name="pd1" office:value-type="date" office:date-value="2015-01-02T13:00:00">
            <text:p>Fri Jan  2 13:00:00 201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2T14:00:00">
            <text:p>Fri Jan  2 14:00:00 2015</text:p>
          </table:table-cell>
          <table:table-cell office:value-type="float" office:value="49.3333">
            <text:p>49.3333</text:p>
          </table:table-cell>
        </table:table-row>
        <table:table-row>
          <table:table-cell table:style-name="pd1" office:value-type="date" office:date-value="2015-01-02T16:00:00">
            <text:p>Fri Jan  2 16:00:00 201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02T17:00:00">
            <text:p>Fri Jan  2 17:00:00 2015</text:p>
          </table:table-cell>
          <table:table-cell office:value-type="float" office:value="78.6667">
            <text:p>78.6667</text:p>
          </table:table-cell>
        </table:table-row>
        <table:table-row>
          <table:table-cell table:style-name="pd1" office:value-type="date" office:date-value="2015-01-03T01:00:00">
            <text:p>Sat Jan  3 01:00:00 2015</text:p>
          </table:table-cell>
          <table:table-cell office:value-type="float" office:value="30.8333">
            <text:p>30.8333</text:p>
          </table:table-cell>
        </table:table-row>
        <table:table-row>
          <table:table-cell table:style-name="pd1" office:value-type="date" office:date-value="2015-01-03T02:00:00">
            <text:p>Sat Jan  3 02:00:00 2015</text:p>
          </table:table-cell>
          <table:table-cell office:value-type="float" office:value="25.6667">
            <text:p>25.6667</text:p>
          </table:table-cell>
        </table:table-row>
        <table:table-row>
          <table:table-cell table:style-name="pd1" office:value-type="date" office:date-value="2015-01-03T03:00:00">
            <text:p>Sat Jan  3 03:00:00 201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03T04:00:00">
            <text:p>Sat Jan  3 04:00:00 201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03T05:00:00">
            <text:p>Sat Jan  3 05:00:00 2015</text:p>
          </table:table-cell>
          <table:table-cell office:value-type="float" office:value="22.3333">
            <text:p>22.3333</text:p>
          </table:table-cell>
        </table:table-row>
        <table:table-row>
          <table:table-cell table:style-name="pd1" office:value-type="date" office:date-value="2015-01-03T06:00:00">
            <text:p>Sat Jan  3 06:00:00 201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1-03T07:00:00">
            <text:p>Sat Jan  3 07:00:00 201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03T08:00:00">
            <text:p>Sat Jan  3 08:00:00 2015</text:p>
          </table:table-cell>
          <table:table-cell office:value-type="float" office:value="12.1667">
            <text:p>12.1667</text:p>
          </table:table-cell>
        </table:table-row>
        <table:table-row>
          <table:table-cell table:style-name="pd1" office:value-type="date" office:date-value="2015-01-03T09:00:00">
            <text:p>Sat Jan  3 09:00:00 201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03T10:00:00">
            <text:p>Sat Jan  3 10:00:00 2015</text:p>
          </table:table-cell>
          <table:table-cell office:value-type="float" office:value="17.1667">
            <text:p>17.1667</text:p>
          </table:table-cell>
        </table:table-row>
        <table:table-row>
          <table:table-cell table:style-name="pd1" office:value-type="date" office:date-value="2015-01-03T11:00:00">
            <text:p>Sat Jan  3 11:00:00 2015</text:p>
          </table:table-cell>
          <table:table-cell office:value-type="float" office:value="22.1667">
            <text:p>22.1667</text:p>
          </table:table-cell>
        </table:table-row>
        <table:table-row>
          <table:table-cell table:style-name="pd1" office:value-type="date" office:date-value="2015-01-03T12:00:00">
            <text:p>Sat Jan  3 12:00:00 2015</text:p>
          </table:table-cell>
          <table:table-cell office:value-type="float" office:value="34.3333">
            <text:p>34.3333</text:p>
          </table:table-cell>
        </table:table-row>
        <table:table-row>
          <table:table-cell table:style-name="pd1" office:value-type="date" office:date-value="2015-01-03T13:00:00">
            <text:p>Sat Jan  3 13:00:00 2015</text:p>
          </table:table-cell>
          <table:table-cell office:value-type="float" office:value="44.1667">
            <text:p>44.1667</text:p>
          </table:table-cell>
        </table:table-row>
        <table:table-row>
          <table:table-cell table:style-name="pd1" office:value-type="date" office:date-value="2015-01-03T14:00:00">
            <text:p>Sat Jan  3 14:00:00 2015</text:p>
          </table:table-cell>
          <table:table-cell office:value-type="float" office:value="54.6667">
            <text:p>54.6667</text:p>
          </table:table-cell>
        </table:table-row>
        <table:table-row>
          <table:table-cell table:style-name="pd1" office:value-type="date" office:date-value="2015-01-03T15:00:00">
            <text:p>Sat Jan  3 15:00:00 2015</text:p>
          </table:table-cell>
          <table:table-cell office:value-type="float" office:value="67.1667">
            <text:p>67.1667</text:p>
          </table:table-cell>
        </table:table-row>
        <table:table-row>
          <table:table-cell table:style-name="pd1" office:value-type="date" office:date-value="2015-01-03T16:00:00">
            <text:p>Sat Jan  3 16:00:00 2015</text:p>
          </table:table-cell>
          <table:table-cell office:value-type="float" office:value="70.0">
            <text:p>70.0</text:p>
          </table:table-cell>
        </table:table-row>
        <table:table-row>
          <table:table-cell table:style-name="pd1" office:value-type="date" office:date-value="2015-01-03T17:00:00">
            <text:p>Sat Jan  3 17:00:00 201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03T18:00:00">
            <text:p>Sat Jan  3 18:00:00 2015</text:p>
          </table:table-cell>
          <table:table-cell office:value-type="float" office:value="61.1667">
            <text:p>61.1667</text:p>
          </table:table-cell>
        </table:table-row>
        <table:table-row>
          <table:table-cell table:style-name="pd1" office:value-type="date" office:date-value="2015-01-03T22:00:00">
            <text:p>Sat Jan  3 22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03T23:00:00">
            <text:p>Sat Jan  3 23:00:00 201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4T01:00:00">
            <text:p>Sun Jan  4 01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2:00:00">
            <text:p>Sun Jan  4 02:00:00 201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4T03:00:00">
            <text:p>Sun Jan  4 03:00:00 201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4:00:00">
            <text:p>Sun Jan  4 04:00:00 20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04T05:00:00">
            <text:p>Sun Jan  4 05:00:00 201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04T06:00:00">
            <text:p>Sun Jan  4 06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4T07:00:00">
            <text:p>Sun Jan  4 07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08:00:00">
            <text:p>Sun Jan  4 08:00:00 201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04T09:00:00">
            <text:p>Sun Jan  4 09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04T10:00:00">
            <text:p>Sun Jan  4 10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04T11:00:00">
            <text:p>Sun Jan  4 11:00:00 2015</text:p>
          </table:table-cell>
          <table:table-cell office:value-type="float" office:value="32.5">
            <text:p>32.5</text:p>
          </table:table-cell>
        </table:table-row>
        <table:table-row>
          <table:table-cell table:style-name="pd1" office:value-type="date" office:date-value="2015-01-04T12:00:00">
            <text:p>Sun Jan  4 12:00:00 20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04T13:00:00">
            <text:p>Sun Jan  4 13:00:00 2015</text:p>
          </table:table-cell>
          <table:table-cell office:value-type="float" office:value="50.5">
            <text:p>50.5</text:p>
          </table:table-cell>
        </table:table-row>
        <table:table-row>
          <table:table-cell table:style-name="pd1" office:value-type="date" office:date-value="2015-01-04T14:00:00">
            <text:p>Sun Jan  4 14:00:00 2015</text:p>
          </table:table-cell>
          <table:table-cell office:value-type="float" office:value="57.8333">
            <text:p>57.8333</text:p>
          </table:table-cell>
        </table:table-row>
        <table:table-row>
          <table:table-cell table:style-name="pd1" office:value-type="date" office:date-value="2015-01-04T15:00:00">
            <text:p>Sun Jan  4 15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04T16:00:00">
            <text:p>Sun Jan  4 16:00:00 2015</text:p>
          </table:table-cell>
          <table:table-cell office:value-type="float" office:value="78.1667">
            <text:p>78.1667</text:p>
          </table:table-cell>
        </table:table-row>
        <table:table-row>
          <table:table-cell table:style-name="pd1" office:value-type="date" office:date-value="2015-01-04T17:00:00">
            <text:p>Sun Jan  4 17:00:00 2015</text:p>
          </table:table-cell>
          <table:table-cell office:value-type="float" office:value="81.5">
            <text:p>81.5</text:p>
          </table:table-cell>
        </table:table-row>
        <table:table-row>
          <table:table-cell table:style-name="pd1" office:value-type="date" office:date-value="2015-01-04T18:00:00">
            <text:p>Sun Jan  4 18:00:00 2015</text:p>
          </table:table-cell>
          <table:table-cell office:value-type="float" office:value="69.1667">
            <text:p>69.1667</text:p>
          </table:table-cell>
        </table:table-row>
        <table:table-row>
          <table:table-cell table:style-name="pd1" office:value-type="date" office:date-value="2015-01-05T03:00:00">
            <text:p>Mon Jan  5 03:00:00 2015</text:p>
          </table:table-cell>
          <table:table-cell office:value-type="float" office:value="25.8333">
            <text:p>25.8333</text:p>
          </table:table-cell>
        </table:table-row>
        <table:table-row>
          <table:table-cell table:style-name="pd1" office:value-type="date" office:date-value="2015-01-05T04:00:00">
            <text:p>Mon Jan  5 04:00:00 201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5:00:00">
            <text:p>Mon Jan  5 05:00:00 201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06:00:00">
            <text:p>Mon Jan  5 06:00:00 201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05T07:00:00">
            <text:p>Mon Jan  5 07:00:00 2015</text:p>
          </table:table-cell>
          <table:table-cell office:value-type="float" office:value="16.8333">
            <text:p>16.8333</text:p>
          </table:table-cell>
        </table:table-row>
        <table:table-row>
          <table:table-cell table:style-name="pd1" office:value-type="date" office:date-value="2015-01-05T08:00:00">
            <text:p>Mon Jan  5 08:00:00 2015</text:p>
          </table:table-cell>
          <table:table-cell office:value-type="float" office:value="14.1667">
            <text:p>14.1667</text:p>
          </table:table-cell>
        </table:table-row>
        <table:table-row>
          <table:table-cell table:style-name="pd1" office:value-type="date" office:date-value="2015-01-05T09:00:00">
            <text:p>Mon Jan  5 09:00:00 2015</text:p>
          </table:table-cell>
          <table:table-cell office:value-type="float" office:value="8.5">
            <text:p>8.5</text:p>
          </table:table-cell>
        </table:table-row>
        <table:table-row>
          <table:table-cell table:style-name="pd1" office:value-type="date" office:date-value="2015-01-05T10:00:00">
            <text:p>Mon Jan  5 10:00:00 2015</text:p>
          </table:table-cell>
          <table:table-cell office:value-type="float" office:value="12.3333">
            <text:p>12.3333</text:p>
          </table:table-cell>
        </table:table-row>
        <table:table-row>
          <table:table-cell table:style-name="pd1" office:value-type="date" office:date-value="2015-01-05T11:00:00">
            <text:p>Mon Jan  5 11:00:00 2015</text:p>
          </table:table-cell>
          <table:table-cell office:value-type="float" office:value="19.6667">
            <text:p>19.6667</text:p>
          </table:table-cell>
        </table:table-row>
        <table:table-row>
          <table:table-cell table:style-name="pd1" office:value-type="date" office:date-value="2015-01-05T12:00:00">
            <text:p>Mon Jan  5 12:00:00 2015</text:p>
          </table:table-cell>
          <table:table-cell office:value-type="float" office:value="24.5">
            <text:p>24.5</text:p>
          </table:table-cell>
        </table:table-row>
        <table:table-row>
          <table:table-cell table:style-name="pd1" office:value-type="date" office:date-value="2015-01-05T13:00:00">
            <text:p>Mon Jan  5 13:00:00 2015</text:p>
          </table:table-cell>
          <table:table-cell office:value-type="float" office:value="34.5">
            <text:p>34.5</text:p>
          </table:table-cell>
        </table:table-row>
        <table:table-row>
          <table:table-cell table:style-name="pd1" office:value-type="date" office:date-value="2015-01-06T03:00:00">
            <text:p>Tue Jan  6 03:00:00 201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4:00:00">
            <text:p>Tue Jan  6 04:00:00 201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06T05:00:00">
            <text:p>Tue Jan  6 05:00:00 201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06T06:00:00">
            <text:p>Tue Jan  6 06:00:00 2015</text:p>
          </table:table-cell>
          <table:table-cell office:value-type="float" office:value="27.3333">
            <text:p>27.3333</text:p>
          </table:table-cell>
        </table:table-row>
        <table:table-row>
          <table:table-cell table:style-name="pd1" office:value-type="date" office:date-value="2015-01-06T07:00:00">
            <text:p>Tue Jan  6 07:00:00 201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06T08:00:00">
            <text:p>Tue Jan  6 08:00:00 201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06T09:00:00">
            <text:p>Tue Jan  6 09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06T10:00:00">
            <text:p>Tue Jan  6 10:00:00 2015</text:p>
          </table:table-cell>
          <table:table-cell office:value-type="float" office:value="54.8333">
            <text:p>54.8333</text:p>
          </table:table-cell>
        </table:table-row>
        <table:table-row>
          <table:table-cell table:style-name="pd1" office:value-type="date" office:date-value="2015-01-06T11:00:00">
            <text:p>Tue Jan  6 11:00:00 2015</text:p>
          </table:table-cell>
          <table:table-cell office:value-type="float" office:value="47.5">
            <text:p>47.5</text:p>
          </table:table-cell>
        </table:table-row>
        <table:table-row>
          <table:table-cell table:style-name="pd1" office:value-type="date" office:date-value="2015-01-06T12:00:00">
            <text:p>Tue Jan  6 12:00:00 201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1-06T13:00:00">
            <text:p>Tue Jan  6 13:00:00 2015</text:p>
          </table:table-cell>
          <table:table-cell office:value-type="float" office:value="49.5">
            <text:p>49.5</text:p>
          </table:table-cell>
        </table:table-row>
        <table:table-row>
          <table:table-cell table:style-name="pd1" office:value-type="date" office:date-value="2015-01-06T15:00:00">
            <text:p>Tue Jan  6 15:00:00 201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7T03:00:00">
            <text:p>Wed Jan  7 03:00:00 2015</text:p>
          </table:table-cell>
          <table:table-cell office:value-type="float" office:value="19.3333">
            <text:p>19.3333</text:p>
          </table:table-cell>
        </table:table-row>
        <table:table-row>
          <table:table-cell table:style-name="pd1" office:value-type="date" office:date-value="2015-01-07T04:00:00">
            <text:p>Wed Jan  7 04:00:00 201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07T05:00:00">
            <text:p>Wed Jan  7 05:00:00 201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07T06:00:00">
            <text:p>Wed Jan  7 06:00:00 201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07:00:00">
            <text:p>Wed Jan  7 07:00:00 201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07T08:00:00">
            <text:p>Wed Jan  7 08:00:00 201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1-07T09:00:00">
            <text:p>Wed Jan  7 09:00:00 2015</text:p>
          </table:table-cell>
          <table:table-cell office:value-type="float" office:value="6.3333">
            <text:p>6.3333</text:p>
          </table:table-cell>
        </table:table-row>
        <table:table-row>
          <table:table-cell table:style-name="pd1" office:value-type="date" office:date-value="2015-01-07T10:00:00">
            <text:p>Wed Jan  7 10:00:00 201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7T11:00:00">
            <text:p>Wed Jan  7 11:00:00 2015</text:p>
          </table:table-cell>
          <table:table-cell office:value-type="float" office:value="19.8333">
            <text:p>19.8333</text:p>
          </table:table-cell>
        </table:table-row>
        <table:table-row>
          <table:table-cell table:style-name="pd1" office:value-type="date" office:date-value="2015-01-07T12:00:00">
            <text:p>Wed Jan  7 12:00:00 201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7T13:00:00">
            <text:p>Wed Jan  7 13:00:00 2015</text:p>
          </table:table-cell>
          <table:table-cell office:value-type="float" office:value="37.0">
            <text:p>37.0</text:p>
          </table:table-cell>
        </table:table-row>
        <table:table-row>
          <table:table-cell table:style-name="pd1" office:value-type="date" office:date-value="2015-01-07T14:00:00">
            <text:p>Wed Jan  7 14:00:00 201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7T15:00:00">
            <text:p>Wed Jan  7 15:00:00 2015</text:p>
          </table:table-cell>
          <table:table-cell office:value-type="float" office:value="66.8333">
            <text:p>66.8333</text:p>
          </table:table-cell>
        </table:table-row>
        <table:table-row>
          <table:table-cell table:style-name="pd1" office:value-type="date" office:date-value="2015-01-07T16:00:00">
            <text:p>Wed Jan  7 16:00:00 2015</text:p>
          </table:table-cell>
          <table:table-cell office:value-type="float" office:value="70.6667">
            <text:p>70.6667</text:p>
          </table:table-cell>
        </table:table-row>
        <table:table-row>
          <table:table-cell table:style-name="pd1" office:value-type="date" office:date-value="2015-01-07T17:00:00">
            <text:p>Wed Jan  7 17:00:00 2015</text:p>
          </table:table-cell>
          <table:table-cell office:value-type="float" office:value="71.1667">
            <text:p>71.1667</text:p>
          </table:table-cell>
        </table:table-row>
        <table:table-row>
          <table:table-cell table:style-name="pd1" office:value-type="date" office:date-value="2015-01-07T18:00:00">
            <text:p>Wed Jan  7 18:00:00 201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08T02:00:00">
            <text:p>Thu Jan  8 02:00:00 2015</text:p>
          </table:table-cell>
          <table:table-cell office:value-type="float" office:value="26.6667">
            <text:p>26.6667</text:p>
          </table:table-cell>
        </table:table-row>
        <table:table-row>
          <table:table-cell table:style-name="pd1" office:value-type="date" office:date-value="2015-01-08T03:00:00">
            <text:p>Thu Jan  8 03:00:00 2015</text:p>
          </table:table-cell>
          <table:table-cell office:value-type="float" office:value="26.0">
            <text:p>26.0</text:p>
          </table:table-cell>
        </table:table-row>
        <table:table-row>
          <table:table-cell table:style-name="pd1" office:value-type="date" office:date-value="2015-01-08T04:00:00">
            <text:p>Thu Jan  8 04:00:00 201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1-08T05:00:00">
            <text:p>Thu Jan  8 05:00:00 201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6:00:00">
            <text:p>Thu Jan  8 06:00:00 2015</text:p>
          </table:table-cell>
          <table:table-cell office:value-type="float" office:value="10.3333">
            <text:p>10.3333</text:p>
          </table:table-cell>
        </table:table-row>
        <table:table-row>
          <table:table-cell table:style-name="pd1" office:value-type="date" office:date-value="2015-01-08T07:00:00">
            <text:p>Thu Jan  8 07:00:00 201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8T08:00:00">
            <text:p>Thu Jan  8 08:00:00 201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08T09:00:00">
            <text:p>Thu Jan  8 09:00:00 201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08T10:00:00">
            <text:p>Thu Jan  8 10:00:00 2015</text:p>
          </table:table-cell>
          <table:table-cell office:value-type="float" office:value="9.3333">
            <text:p>9.3333</text:p>
          </table:table-cell>
        </table:table-row>
        <table:table-row>
          <table:table-cell table:style-name="pd1" office:value-type="date" office:date-value="2015-01-08T11:00:00">
            <text:p>Thu Jan  8 11:00:00 2015</text:p>
          </table:table-cell>
          <table:table-cell office:value-type="float" office:value="18.1667">
            <text:p>18.1667</text:p>
          </table:table-cell>
        </table:table-row>
        <table:table-row>
          <table:table-cell table:style-name="pd1" office:value-type="date" office:date-value="2015-01-08T12:00:00">
            <text:p>Thu Jan  8 12:00:00 2015</text:p>
          </table:table-cell>
          <table:table-cell office:value-type="float" office:value="29.5">
            <text:p>29.5</text:p>
          </table:table-cell>
        </table:table-row>
        <table:table-row>
          <table:table-cell table:style-name="pd1" office:value-type="date" office:date-value="2015-01-08T13:00:00">
            <text:p>Thu Jan  8 13:00:00 2015</text:p>
          </table:table-cell>
          <table:table-cell office:value-type="float" office:value="38.0">
            <text:p>38.0</text:p>
          </table:table-cell>
        </table:table-row>
        <table:table-row>
          <table:table-cell table:style-name="pd1" office:value-type="date" office:date-value="2015-01-08T14:00:00">
            <text:p>Thu Jan  8 14:00:00 2015</text:p>
          </table:table-cell>
          <table:table-cell office:value-type="float" office:value="50.1667">
            <text:p>50.1667</text:p>
          </table:table-cell>
        </table:table-row>
        <table:table-row>
          <table:table-cell table:style-name="pd1" office:value-type="date" office:date-value="2015-01-08T15:00:00">
            <text:p>Thu Jan  8 15:00:00 2015</text:p>
          </table:table-cell>
          <table:table-cell office:value-type="float" office:value="62.3333">
            <text:p>62.3333</text:p>
          </table:table-cell>
        </table:table-row>
        <table:table-row>
          <table:table-cell table:style-name="pd1" office:value-type="date" office:date-value="2015-01-08T16:00:00">
            <text:p>Thu Jan  8 16:00:00 2015</text:p>
          </table:table-cell>
          <table:table-cell office:value-type="float" office:value="73.0">
            <text:p>73.0</text:p>
          </table:table-cell>
        </table:table-row>
        <table:table-row>
          <table:table-cell table:style-name="pd1" office:value-type="date" office:date-value="2015-01-08T17:00:00">
            <text:p>Thu Jan  8 17:00:00 2015</text:p>
          </table:table-cell>
          <table:table-cell office:value-type="float" office:value="74.6667">
            <text:p>74.6667</text:p>
          </table:table-cell>
        </table:table-row>
        <table:table-row>
          <table:table-cell table:style-name="pd1" office:value-type="date" office:date-value="2015-01-08T18:00:00">
            <text:p>Thu Jan  8 18:00:00 2015</text:p>
          </table:table-cell>
          <table:table-cell office:value-type="float" office:value="67.5">
            <text:p>67.5</text:p>
          </table:table-cell>
        </table:table-row>
        <table:table-row>
          <table:table-cell table:style-name="pd1" office:value-type="date" office:date-value="2015-01-08T23:00:00">
            <text:p>Thu Jan  8 23:00:00 201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03:00:00">
            <text:p>Fri Jan  9 03:00:00 201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09T04:00:00">
            <text:p>Fri Jan  9 04:00:00 2015</text:p>
          </table:table-cell>
          <table:table-cell office:value-type="float" office:value="36.0">
            <text:p>36.0</text:p>
          </table:table-cell>
        </table:table-row>
        <table:table-row>
          <table:table-cell table:style-name="pd1" office:value-type="date" office:date-value="2015-01-09T05:00:00">
            <text:p>Fri Jan  9 05:00:00 2015</text:p>
          </table:table-cell>
          <table:table-cell office:value-type="float" office:value="45.3333">
            <text:p>45.3333</text:p>
          </table:table-cell>
        </table:table-row>
        <table:table-row>
          <table:table-cell table:style-name="pd1" office:value-type="date" office:date-value="2015-01-09T06:00:00">
            <text:p>Fri Jan  9 06:00:00 2015</text:p>
          </table:table-cell>
          <table:table-cell office:value-type="float" office:value="23.1667">
            <text:p>23.1667</text:p>
          </table:table-cell>
        </table:table-row>
        <table:table-row>
          <table:table-cell table:style-name="pd1" office:value-type="date" office:date-value="2015-01-09T07:00:00">
            <text:p>Fri Jan  9 07:00:00 201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09T08:00:00">
            <text:p>Fri Jan  9 08:00:00 2015</text:p>
          </table:table-cell>
          <table:table-cell office:value-type="float" office:value="19.0">
            <text:p>19.0</text:p>
          </table:table-cell>
        </table:table-row>
        <table:table-row>
          <table:table-cell table:style-name="pd1" office:value-type="date" office:date-value="2015-01-09T09:00:00">
            <text:p>Fri Jan  9 09:00:00 201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09T10:00:00">
            <text:p>Fri Jan  9 10:00:00 2015</text:p>
          </table:table-cell>
          <table:table-cell office:value-type="float" office:value="11.1667">
            <text:p>11.1667</text:p>
          </table:table-cell>
        </table:table-row>
        <table:table-row>
          <table:table-cell table:style-name="pd1" office:value-type="date" office:date-value="2015-01-09T11:00:00">
            <text:p>Fri Jan  9 11:00:00 2015</text:p>
          </table:table-cell>
          <table:table-cell office:value-type="float" office:value="26.8333">
            <text:p>26.8333</text:p>
          </table:table-cell>
        </table:table-row>
        <table:table-row>
          <table:table-cell table:style-name="pd1" office:value-type="date" office:date-value="2015-01-09T12:00:00">
            <text:p>Fri Jan  9 12:00:00 2015</text:p>
          </table:table-cell>
          <table:table-cell office:value-type="float" office:value="35.0">
            <text:p>35.0</text:p>
          </table:table-cell>
        </table:table-row>
        <table:table-row>
          <table:table-cell table:style-name="pd1" office:value-type="date" office:date-value="2015-01-09T13:00:00">
            <text:p>Fri Jan  9 13:00:00 2015</text:p>
          </table:table-cell>
          <table:table-cell office:value-type="float" office:value="42.8333">
            <text:p>42.8333</text:p>
          </table:table-cell>
        </table:table-row>
        <table:table-row>
          <table:table-cell table:style-name="pd1" office:value-type="date" office:date-value="2015-01-09T14:00:00">
            <text:p>Fri Jan  9 14:00:00 201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09T15:00:00">
            <text:p>Fri Jan  9 15:00:00 2015</text:p>
          </table:table-cell>
          <table:table-cell office:value-type="float" office:value="57.5">
            <text:p>57.5</text:p>
          </table:table-cell>
        </table:table-row>
        <table:table-row>
          <table:table-cell table:style-name="pd1" office:value-type="date" office:date-value="2015-01-09T16:00:00">
            <text:p>Fri Jan  9 16:00:00 201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09T17:00:00">
            <text:p>Fri Jan  9 17:00:00 2015</text:p>
          </table:table-cell>
          <table:table-cell office:value-type="float" office:value="72.1667">
            <text:p>72.1667</text:p>
          </table:table-cell>
        </table:table-row>
        <table:table-row>
          <table:table-cell table:style-name="pd1" office:value-type="date" office:date-value="2015-01-09T23:00:00">
            <text:p>Fri Jan  9 23:00:00 201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0T02:00:00">
            <text:p>Sat Jan 10 02:00:00 201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0T03:00:00">
            <text:p>Sat Jan 10 03:00:00 201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0T04:00:00">
            <text:p>Sat Jan 10 04:00:00 2015</text:p>
          </table:table-cell>
          <table:table-cell office:value-type="float" office:value="25.1667">
            <text:p>25.1667</text:p>
          </table:table-cell>
        </table:table-row>
        <table:table-row>
          <table:table-cell table:style-name="pd1" office:value-type="date" office:date-value="2015-01-10T05:00:00">
            <text:p>Sat Jan 10 05:00:00 2015</text:p>
          </table:table-cell>
          <table:table-cell office:value-type="float" office:value="20.8333">
            <text:p>20.8333</text:p>
          </table:table-cell>
        </table:table-row>
        <table:table-row>
          <table:table-cell table:style-name="pd1" office:value-type="date" office:date-value="2015-01-10T06:00:00">
            <text:p>Sat Jan 10 06:00:00 2015</text:p>
          </table:table-cell>
          <table:table-cell office:value-type="float" office:value="16.0">
            <text:p>16.0</text:p>
          </table:table-cell>
        </table:table-row>
        <table:table-row>
          <table:table-cell table:style-name="pd1" office:value-type="date" office:date-value="2015-01-10T07:00:00">
            <text:p>Sat Jan 10 07:00:00 2015</text:p>
          </table:table-cell>
          <table:table-cell office:value-type="float" office:value="16.6667">
            <text:p>16.6667</text:p>
          </table:table-cell>
        </table:table-row>
        <table:table-row>
          <table:table-cell table:style-name="pd1" office:value-type="date" office:date-value="2015-01-10T08:00:00">
            <text:p>Sat Jan 10 08:00:00 2015</text:p>
          </table:table-cell>
          <table:table-cell office:value-type="float" office:value="14.8333">
            <text:p>14.8333</text:p>
          </table:table-cell>
        </table:table-row>
        <table:table-row>
          <table:table-cell table:style-name="pd1" office:value-type="date" office:date-value="2015-01-10T09:00:00">
            <text:p>Sat Jan 10 09:00:00 2015</text:p>
          </table:table-cell>
          <table:table-cell office:value-type="float" office:value="12.6667">
            <text:p>12.6667</text:p>
          </table:table-cell>
        </table:table-row>
        <table:table-row>
          <table:table-cell table:style-name="pd1" office:value-type="date" office:date-value="2015-01-10T10:00:00">
            <text:p>Sat Jan 10 10:00:00 2015</text:p>
          </table:table-cell>
          <table:table-cell office:value-type="float" office:value="16.5">
            <text:p>16.5</text:p>
          </table:table-cell>
        </table:table-row>
        <table:table-row>
          <table:table-cell table:style-name="pd1" office:value-type="date" office:date-value="2015-01-10T11:00:00">
            <text:p>Sat Jan 10 11:00:00 2015</text:p>
          </table:table-cell>
          <table:table-cell office:value-type="float" office:value="19.1667">
            <text:p>19.1667</text:p>
          </table:table-cell>
        </table:table-row>
        <table:table-row>
          <table:table-cell table:style-name="pd1" office:value-type="date" office:date-value="2015-01-10T12:00:00">
            <text:p>Sat Jan 10 12:00:00 2015</text:p>
          </table:table-cell>
          <table:table-cell office:value-type="float" office:value="36.6667">
            <text:p>36.6667</text:p>
          </table:table-cell>
        </table:table-row>
        <table:table-row>
          <table:table-cell table:style-name="pd1" office:value-type="date" office:date-value="2015-01-10T13:00:00">
            <text:p>Sat Jan 10 13:00:00 2015</text:p>
          </table:table-cell>
          <table:table-cell office:value-type="float" office:value="45.6667">
            <text:p>45.6667</text:p>
          </table:table-cell>
        </table:table-row>
        <table:table-row>
          <table:table-cell table:style-name="pd1" office:value-type="date" office:date-value="2015-01-10T14:00:00">
            <text:p>Sat Jan 10 14:00:00 2015</text:p>
          </table:table-cell>
          <table:table-cell office:value-type="float" office:value="52.0">
            <text:p>52.0</text:p>
          </table:table-cell>
        </table:table-row>
        <table:table-row>
          <table:table-cell table:style-name="pd1" office:value-type="date" office:date-value="2015-01-10T15:00:00">
            <text:p>Sat Jan 10 15:00:00 2015</text:p>
          </table:table-cell>
          <table:table-cell office:value-type="float" office:value="65.6667">
            <text:p>65.6667</text:p>
          </table:table-cell>
        </table:table-row>
        <table:table-row>
          <table:table-cell table:style-name="pd1" office:value-type="date" office:date-value="2015-01-10T16:00:00">
            <text:p>Sat Jan 10 16:00:00 201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10T18:00:00">
            <text:p>Sat Jan 10 18:00:00 201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11T03:00:00">
            <text:p>Sun Jan 11 03:00:00 201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1T04:00:00">
            <text:p>Sun Jan 11 04:00:00 2015</text:p>
          </table:table-cell>
          <table:table-cell office:value-type="float" office:value="25.0">
            <text:p>25.0</text:p>
          </table:table-cell>
        </table:table-row>
        <table:table-row>
          <table:table-cell table:style-name="pd1" office:value-type="date" office:date-value="2015-01-11T05:00:00">
            <text:p>Sun Jan 11 05:00:00 2015</text:p>
          </table:table-cell>
          <table:table-cell office:value-type="float" office:value="22.5">
            <text:p>22.5</text:p>
          </table:table-cell>
        </table:table-row>
        <table:table-row>
          <table:table-cell table:style-name="pd1" office:value-type="date" office:date-value="2015-01-11T06:00:00">
            <text:p>Sun Jan 11 06:00:00 2015</text:p>
          </table:table-cell>
          <table:table-cell office:value-type="float" office:value="17.6667">
            <text:p>17.6667</text:p>
          </table:table-cell>
        </table:table-row>
        <table:table-row>
          <table:table-cell table:style-name="pd1" office:value-type="date" office:date-value="2015-01-11T07:00:00">
            <text:p>Sun Jan 11 07:00:00 2015</text:p>
          </table:table-cell>
          <table:table-cell office:value-type="float" office:value="16.3333">
            <text:p>16.3333</text:p>
          </table:table-cell>
        </table:table-row>
        <table:table-row>
          <table:table-cell table:style-name="pd1" office:value-type="date" office:date-value="2015-01-11T08:00:00">
            <text:p>Sun Jan 11 08:00:00 201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1T09:00:00">
            <text:p>Sun Jan 11 09:00:00 201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1T10:00:00">
            <text:p>Sun Jan 11 10:00:00 2015</text:p>
          </table:table-cell>
          <table:table-cell office:value-type="float" office:value="15.5">
            <text:p>15.5</text:p>
          </table:table-cell>
        </table:table-row>
        <table:table-row>
          <table:table-cell table:style-name="pd1" office:value-type="date" office:date-value="2015-01-11T11:00:00">
            <text:p>Sun Jan 11 11:00:00 2015</text:p>
          </table:table-cell>
          <table:table-cell office:value-type="float" office:value="21.8333">
            <text:p>21.8333</text:p>
          </table:table-cell>
        </table:table-row>
        <table:table-row>
          <table:table-cell table:style-name="pd1" office:value-type="date" office:date-value="2015-01-11T12:00:00">
            <text:p>Sun Jan 11 12:00:00 2015</text:p>
          </table:table-cell>
          <table:table-cell office:value-type="float" office:value="31.0">
            <text:p>31.0</text:p>
          </table:table-cell>
        </table:table-row>
        <table:table-row>
          <table:table-cell table:style-name="pd1" office:value-type="date" office:date-value="2015-01-11T13:00:00">
            <text:p>Sun Jan 11 13:00:00 201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11T14:00:00">
            <text:p>Sun Jan 11 14:00:00 2015</text:p>
          </table:table-cell>
          <table:table-cell office:value-type="float" office:value="62.6667">
            <text:p>62.6667</text:p>
          </table:table-cell>
        </table:table-row>
        <table:table-row>
          <table:table-cell table:style-name="pd1" office:value-type="date" office:date-value="2015-01-11T15:00:00">
            <text:p>Sun Jan 11 15:00:00 2015</text:p>
          </table:table-cell>
          <table:table-cell office:value-type="float" office:value="72.5">
            <text:p>72.5</text:p>
          </table:table-cell>
        </table:table-row>
        <table:table-row>
          <table:table-cell table:style-name="pd1" office:value-type="date" office:date-value="2015-01-11T16:00:00">
            <text:p>Sun Jan 11 16:00:00 2015</text:p>
          </table:table-cell>
          <table:table-cell office:value-type="float" office:value="76.8333">
            <text:p>76.8333</text:p>
          </table:table-cell>
        </table:table-row>
        <table:table-row>
          <table:table-cell table:style-name="pd1" office:value-type="date" office:date-value="2015-01-11T17:00:00">
            <text:p>Sun Jan 11 17:00:00 2015</text:p>
          </table:table-cell>
          <table:table-cell office:value-type="float" office:value="81.1667">
            <text:p>81.1667</text:p>
          </table:table-cell>
        </table:table-row>
        <table:table-row>
          <table:table-cell table:style-name="pd1" office:value-type="date" office:date-value="2015-01-12T00:00:00">
            <text:p>Mon Jan 12 00:00:00 2015</text:p>
          </table:table-cell>
          <table:table-cell office:value-type="float" office:value="33.0">
            <text:p>33.0</text:p>
          </table:table-cell>
        </table:table-row>
        <table:table-row>
          <table:table-cell table:style-name="pd1" office:value-type="date" office:date-value="2015-01-12T01:00:00">
            <text:p>Mon Jan 12 01:00:00 201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2:00:00">
            <text:p>Mon Jan 12 02:00:00 201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2T03:00:00">
            <text:p>Mon Jan 12 03:00:00 2015</text:p>
          </table:table-cell>
          <table:table-cell office:value-type="float" office:value="28.6667">
            <text:p>28.6667</text:p>
          </table:table-cell>
        </table:table-row>
        <table:table-row>
          <table:table-cell table:style-name="pd1" office:value-type="date" office:date-value="2015-01-12T04:00:00">
            <text:p>Mon Jan 12 04:00:00 2015</text:p>
          </table:table-cell>
          <table:table-cell office:value-type="float" office:value="29.6667">
            <text:p>29.6667</text:p>
          </table:table-cell>
        </table:table-row>
        <table:table-row>
          <table:table-cell table:style-name="pd1" office:value-type="date" office:date-value="2015-01-12T05:00:00">
            <text:p>Mon Jan 12 05:00:00 2015</text:p>
          </table:table-cell>
          <table:table-cell office:value-type="float" office:value="28.3333">
            <text:p>28.3333</text:p>
          </table:table-cell>
        </table:table-row>
        <table:table-row>
          <table:table-cell table:style-name="pd1" office:value-type="date" office:date-value="2015-01-12T06:00:00">
            <text:p>Mon Jan 12 06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2T07:00:00">
            <text:p>Mon Jan 12 07:00:00 201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12T08:00:00">
            <text:p>Mon Jan 12 08:00:00 201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2T09:00:00">
            <text:p>Mon Jan 12 09:00:00 201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2T10:00:00">
            <text:p>Mon Jan 12 10:00:00 201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12T11:00:00">
            <text:p>Mon Jan 12 11:00:00 201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2T12:00:00">
            <text:p>Mon Jan 12 12:00:00 2015</text:p>
          </table:table-cell>
          <table:table-cell office:value-type="float" office:value="18.6667">
            <text:p>18.6667</text:p>
          </table:table-cell>
        </table:table-row>
        <table:table-row>
          <table:table-cell table:style-name="pd1" office:value-type="date" office:date-value="2015-01-12T13:00:00">
            <text:p>Mon Jan 12 13:00:00 201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12T14:00:00">
            <text:p>Mon Jan 12 14:00:00 201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12T15:00:00">
            <text:p>Mon Jan 12 15:00:00 2015</text:p>
          </table:table-cell>
          <table:table-cell office:value-type="float" office:value="56.5">
            <text:p>56.5</text:p>
          </table:table-cell>
        </table:table-row>
        <table:table-row>
          <table:table-cell table:style-name="pd1" office:value-type="date" office:date-value="2015-01-12T16:00:00">
            <text:p>Mon Jan 12 16:00:00 2015</text:p>
          </table:table-cell>
          <table:table-cell office:value-type="float" office:value="68.5">
            <text:p>68.5</text:p>
          </table:table-cell>
        </table:table-row>
        <table:table-row>
          <table:table-cell table:style-name="pd1" office:value-type="date" office:date-value="2015-01-12T17:00:00">
            <text:p>Mon Jan 12 17:00:00 2015</text:p>
          </table:table-cell>
          <table:table-cell office:value-type="float" office:value="77.0">
            <text:p>77.0</text:p>
          </table:table-cell>
        </table:table-row>
        <table:table-row>
          <table:table-cell table:style-name="pd1" office:value-type="date" office:date-value="2015-01-12T18:00:00">
            <text:p>Mon Jan 12 18:00:00 2015</text:p>
          </table:table-cell>
          <table:table-cell office:value-type="float" office:value="60.1667">
            <text:p>60.1667</text:p>
          </table:table-cell>
        </table:table-row>
        <table:table-row>
          <table:table-cell table:style-name="pd1" office:value-type="date" office:date-value="2015-01-13T02:00:00">
            <text:p>Tue Jan 13 02:00:00 2015</text:p>
          </table:table-cell>
          <table:table-cell office:value-type="float" office:value="29.8333">
            <text:p>29.8333</text:p>
          </table:table-cell>
        </table:table-row>
        <table:table-row>
          <table:table-cell table:style-name="pd1" office:value-type="date" office:date-value="2015-01-13T03:00:00">
            <text:p>Tue Jan 13 03:00:00 2015</text:p>
          </table:table-cell>
          <table:table-cell office:value-type="float" office:value="33.3333">
            <text:p>33.3333</text:p>
          </table:table-cell>
        </table:table-row>
        <table:table-row>
          <table:table-cell table:style-name="pd1" office:value-type="date" office:date-value="2015-01-13T04:00:00">
            <text:p>Tue Jan 13 04:00:00 2015</text:p>
          </table:table-cell>
          <table:table-cell office:value-type="float" office:value="30.3333">
            <text:p>30.3333</text:p>
          </table:table-cell>
        </table:table-row>
        <table:table-row>
          <table:table-cell table:style-name="pd1" office:value-type="date" office:date-value="2015-01-13T05:00:00">
            <text:p>Tue Jan 13 05:00:00 201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3T06:00:00">
            <text:p>Tue Jan 13 06:00:00 201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3T07:00:00">
            <text:p>Tue Jan 13 07:00:00 201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1-13T08:00:00">
            <text:p>Tue Jan 13 08:00:00 201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09:00:00">
            <text:p>Tue Jan 13 09:00:00 2015</text:p>
          </table:table-cell>
          <table:table-cell office:value-type="float" office:value="6.6667">
            <text:p>6.6667</text:p>
          </table:table-cell>
        </table:table-row>
        <table:table-row>
          <table:table-cell table:style-name="pd1" office:value-type="date" office:date-value="2015-01-13T10:00:00">
            <text:p>Tue Jan 13 10:00:00 201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13T11:00:00">
            <text:p>Tue Jan 13 11:00:00 2015</text:p>
          </table:table-cell>
          <table:table-cell office:value-type="float" office:value="20.5">
            <text:p>20.5</text:p>
          </table:table-cell>
        </table:table-row>
        <table:table-row>
          <table:table-cell table:style-name="pd1" office:value-type="date" office:date-value="2015-01-13T12:00:00">
            <text:p>Tue Jan 13 12:00:00 2015</text:p>
          </table:table-cell>
          <table:table-cell office:value-type="float" office:value="26.1667">
            <text:p>26.1667</text:p>
          </table:table-cell>
        </table:table-row>
        <table:table-row>
          <table:table-cell table:style-name="pd1" office:value-type="date" office:date-value="2015-01-13T13:00:00">
            <text:p>Tue Jan 13 13:00:00 2015</text:p>
          </table:table-cell>
          <table:table-cell office:value-type="float" office:value="42.6667">
            <text:p>42.6667</text:p>
          </table:table-cell>
        </table:table-row>
        <table:table-row>
          <table:table-cell table:style-name="pd1" office:value-type="date" office:date-value="2015-01-13T14:00:00">
            <text:p>Tue Jan 13 14:00:00 2015</text:p>
          </table:table-cell>
          <table:table-cell office:value-type="float" office:value="55.6667">
            <text:p>55.6667</text:p>
          </table:table-cell>
        </table:table-row>
        <table:table-row>
          <table:table-cell table:style-name="pd1" office:value-type="date" office:date-value="2015-01-13T15:00:00">
            <text:p>Tue Jan 13 15:00:00 2015</text:p>
          </table:table-cell>
          <table:table-cell office:value-type="float" office:value="69.3333">
            <text:p>69.3333</text:p>
          </table:table-cell>
        </table:table-row>
        <table:table-row>
          <table:table-cell table:style-name="pd1" office:value-type="date" office:date-value="2015-01-13T16:00:00">
            <text:p>Tue Jan 13 16:00:00 2015</text:p>
          </table:table-cell>
          <table:table-cell office:value-type="float" office:value="78.0">
            <text:p>78.0</text:p>
          </table:table-cell>
        </table:table-row>
        <table:table-row>
          <table:table-cell table:style-name="pd1" office:value-type="date" office:date-value="2015-01-14T00:00:00">
            <text:p>Wed Jan 14 00:00:00 2015</text:p>
          </table:table-cell>
          <table:table-cell office:value-type="float" office:value="28.0">
            <text:p>28.0</text:p>
          </table:table-cell>
        </table:table-row>
        <table:table-row>
          <table:table-cell table:style-name="pd1" office:value-type="date" office:date-value="2015-01-14T01:00:00">
            <text:p>Wed Jan 14 01:00:00 2015</text:p>
          </table:table-cell>
          <table:table-cell office:value-type="float" office:value="31.1667">
            <text:p>31.1667</text:p>
          </table:table-cell>
        </table:table-row>
        <table:table-row>
          <table:table-cell table:style-name="pd1" office:value-type="date" office:date-value="2015-01-14T02:00:00">
            <text:p>Wed Jan 14 02:00:00 201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4T03:00:00">
            <text:p>Wed Jan 14 03:00:00 2015</text:p>
          </table:table-cell>
          <table:table-cell office:value-type="float" office:value="24.8333">
            <text:p>24.8333</text:p>
          </table:table-cell>
        </table:table-row>
        <table:table-row>
          <table:table-cell table:style-name="pd1" office:value-type="date" office:date-value="2015-01-14T04:00:00">
            <text:p>Wed Jan 14 04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4T05:00:00">
            <text:p>Wed Jan 14 05:00:00 2015</text:p>
          </table:table-cell>
          <table:table-cell office:value-type="float" office:value="23.6667">
            <text:p>23.6667</text:p>
          </table:table-cell>
        </table:table-row>
        <table:table-row>
          <table:table-cell table:style-name="pd1" office:value-type="date" office:date-value="2015-01-14T07:00:00">
            <text:p>Wed Jan 14 07:00:00 2015</text:p>
          </table:table-cell>
          <table:table-cell office:value-type="float" office:value="24.0">
            <text:p>24.0</text:p>
          </table:table-cell>
        </table:table-row>
        <table:table-row>
          <table:table-cell table:style-name="pd1" office:value-type="date" office:date-value="2015-01-14T08:00:00">
            <text:p>Wed Jan 14 08:00:00 2015</text:p>
          </table:table-cell>
          <table:table-cell office:value-type="float" office:value="9.8333">
            <text:p>9.8333</text:p>
          </table:table-cell>
        </table:table-row>
        <table:table-row>
          <table:table-cell table:style-name="pd1" office:value-type="date" office:date-value="2015-01-14T09:00:00">
            <text:p>Wed Jan 14 09:00:00 2015</text:p>
          </table:table-cell>
          <table:table-cell office:value-type="float" office:value="6.8333">
            <text:p>6.8333</text:p>
          </table:table-cell>
        </table:table-row>
        <table:table-row>
          <table:table-cell table:style-name="pd1" office:value-type="date" office:date-value="2015-01-14T10:00:00">
            <text:p>Wed Jan 14 10:00:00 2015</text:p>
          </table:table-cell>
          <table:table-cell office:value-type="float" office:value="11.3333">
            <text:p>11.3333</text:p>
          </table:table-cell>
        </table:table-row>
        <table:table-row>
          <table:table-cell table:style-name="pd1" office:value-type="date" office:date-value="2015-01-14T11:00:00">
            <text:p>Wed Jan 14 11:00:00 201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14T12:00:00">
            <text:p>Wed Jan 14 12:00:00 20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14T14:00:00">
            <text:p>Wed Jan 14 14:00:00 2015</text:p>
          </table:table-cell>
          <table:table-cell office:value-type="float" office:value="59.6667">
            <text:p>59.6667</text:p>
          </table:table-cell>
        </table:table-row>
        <table:table-row>
          <table:table-cell table:style-name="pd1" office:value-type="date" office:date-value="2015-01-15T01:00:00">
            <text:p>Thu Jan 15 01:00:00 2015</text:p>
          </table:table-cell>
          <table:table-cell office:value-type="float" office:value="31.5">
            <text:p>31.5</text:p>
          </table:table-cell>
        </table:table-row>
        <table:table-row>
          <table:table-cell table:style-name="pd1" office:value-type="date" office:date-value="2015-01-15T04:00:00">
            <text:p>Thu Jan 15 04:00:00 2015</text:p>
          </table:table-cell>
          <table:table-cell office:value-type="float" office:value="30.6667">
            <text:p>30.6667</text:p>
          </table:table-cell>
        </table:table-row>
        <table:table-row>
          <table:table-cell table:style-name="pd1" office:value-type="date" office:date-value="2015-01-15T05:00:00">
            <text:p>Thu Jan 15 05:00:00 2015</text:p>
          </table:table-cell>
          <table:table-cell office:value-type="float" office:value="27.1667">
            <text:p>27.1667</text:p>
          </table:table-cell>
        </table:table-row>
        <table:table-row>
          <table:table-cell table:style-name="pd1" office:value-type="date" office:date-value="2015-01-15T06:00:00">
            <text:p>Thu Jan 15 06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5T07:00:00">
            <text:p>Thu Jan 15 07:00:00 201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5T08:00:00">
            <text:p>Thu Jan 15 08:00:00 2015</text:p>
          </table:table-cell>
          <table:table-cell office:value-type="float" office:value="11.0">
            <text:p>11.0</text:p>
          </table:table-cell>
        </table:table-row>
        <table:table-row>
          <table:table-cell table:style-name="pd1" office:value-type="date" office:date-value="2015-01-18T02:00:00">
            <text:p>Sun Jan 18 02:00:00 2015</text:p>
          </table:table-cell>
          <table:table-cell office:value-type="float" office:value="12.5">
            <text:p>12.5</text:p>
          </table:table-cell>
        </table:table-row>
        <table:table-row>
          <table:table-cell table:style-name="pd1" office:value-type="date" office:date-value="2015-01-18T03:00:00">
            <text:p>Sun Jan 18 03:00:00 2015</text:p>
          </table:table-cell>
          <table:table-cell office:value-type="float" office:value="21.6667">
            <text:p>21.6667</text:p>
          </table:table-cell>
        </table:table-row>
        <table:table-row>
          <table:table-cell table:style-name="pd1" office:value-type="date" office:date-value="2015-01-18T04:00:00">
            <text:p>Sun Jan 18 04:00:00 2015</text:p>
          </table:table-cell>
          <table:table-cell office:value-type="float" office:value="27.8333">
            <text:p>27.8333</text:p>
          </table:table-cell>
        </table:table-row>
        <table:table-row>
          <table:table-cell table:style-name="pd1" office:value-type="date" office:date-value="2015-01-18T05:00:00">
            <text:p>Sun Jan 18 05:00:00 2015</text:p>
          </table:table-cell>
          <table:table-cell office:value-type="float" office:value="23.8333">
            <text:p>23.8333</text:p>
          </table:table-cell>
        </table:table-row>
        <table:table-row>
          <table:table-cell table:style-name="pd1" office:value-type="date" office:date-value="2015-01-18T06:00:00">
            <text:p>Sun Jan 18 06:00:00 201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18T07:00:00">
            <text:p>Sun Jan 18 07:00:00 2015</text:p>
          </table:table-cell>
          <table:table-cell office:value-type="float" office:value="28.1667">
            <text:p>28.1667</text:p>
          </table:table-cell>
        </table:table-row>
        <table:table-row>
          <table:table-cell table:style-name="pd1" office:value-type="date" office:date-value="2015-01-18T08:00:00">
            <text:p>Sun Jan 18 08:00:00 2015</text:p>
          </table:table-cell>
          <table:table-cell office:value-type="float" office:value="36.5">
            <text:p>36.5</text:p>
          </table:table-cell>
        </table:table-row>
        <table:table-row>
          <table:table-cell table:style-name="pd1" office:value-type="date" office:date-value="2015-01-18T09:00:00">
            <text:p>Sun Jan 18 09:00:00 2015</text:p>
          </table:table-cell>
          <table:table-cell office:value-type="float" office:value="47.1667">
            <text:p>47.1667</text:p>
          </table:table-cell>
        </table:table-row>
        <table:table-row>
          <table:table-cell table:style-name="pd1" office:value-type="date" office:date-value="2015-01-18T10:00:00">
            <text:p>Sun Jan 18 10:00:00 2015</text:p>
          </table:table-cell>
          <table:table-cell office:value-type="float" office:value="50.3333">
            <text:p>50.3333</text:p>
          </table:table-cell>
        </table:table-row>
        <table:table-row>
          <table:table-cell table:style-name="pd1" office:value-type="date" office:date-value="2015-01-18T11:00:00">
            <text:p>Sun Jan 18 11:00:00 2015</text:p>
          </table:table-cell>
          <table:table-cell office:value-type="float" office:value="53.0">
            <text:p>53.0</text:p>
          </table:table-cell>
        </table:table-row>
        <table:table-row>
          <table:table-cell table:style-name="pd1" office:value-type="date" office:date-value="2015-01-18T12:00:00">
            <text:p>Sun Jan 18 12:00:00 2015</text:p>
          </table:table-cell>
          <table:table-cell office:value-type="float" office:value="55.5">
            <text:p>55.5</text:p>
          </table:table-cell>
        </table:table-row>
        <table:table-row>
          <table:table-cell table:style-name="pd1" office:value-type="date" office:date-value="2015-01-18T13:00:00">
            <text:p>Sun Jan 18 13:00:00 2015</text:p>
          </table:table-cell>
          <table:table-cell office:value-type="float" office:value="50.0">
            <text:p>50.0</text:p>
          </table:table-cell>
        </table:table-row>
        <table:table-row>
          <table:table-cell table:style-name="pd1" office:value-type="date" office:date-value="2015-01-20T21:00:00">
            <text:p>Tue Jan 20 21:00:00 2015</text:p>
          </table:table-cell>
          <table:table-cell office:value-type="float" office:value="35.3333">
            <text:p>35.3333</text:p>
          </table:table-cell>
        </table:table-row>
        <table:table-row>
          <table:table-cell table:style-name="pd1" office:value-type="date" office:date-value="2015-01-24T03:00:00">
            <text:p>Sat Jan 24 03:00:00 201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4T04:00:00">
            <text:p>Sat Jan 24 04:00:00 201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5:00:00">
            <text:p>Sat Jan 24 05:00:00 201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1-24T06:00:00">
            <text:p>Sat Jan 24 06:00:00 2015</text:p>
          </table:table-cell>
          <table:table-cell office:value-type="float" office:value="32.3333">
            <text:p>32.3333</text:p>
          </table:table-cell>
        </table:table-row>
        <table:table-row>
          <table:table-cell table:style-name="pd1" office:value-type="date" office:date-value="2015-01-24T07:00:00">
            <text:p>Sat Jan 24 07:00:00 2015</text:p>
          </table:table-cell>
          <table:table-cell office:value-type="float" office:value="36.3333">
            <text:p>36.3333</text:p>
          </table:table-cell>
        </table:table-row>
        <table:table-row>
          <table:table-cell table:style-name="pd1" office:value-type="date" office:date-value="2015-01-24T08:00:00">
            <text:p>Sat Jan 24 08:00:00 2015</text:p>
          </table:table-cell>
          <table:table-cell office:value-type="float" office:value="29.1667">
            <text:p>29.1667</text:p>
          </table:table-cell>
        </table:table-row>
        <table:table-row>
          <table:table-cell table:style-name="pd1" office:value-type="date" office:date-value="2015-01-24T09:00:00">
            <text:p>Sat Jan 24 09:00:00 2015</text:p>
          </table:table-cell>
          <table:table-cell office:value-type="float" office:value="25.5">
            <text:p>25.5</text:p>
          </table:table-cell>
        </table:table-row>
        <table:table-row>
          <table:table-cell table:style-name="pd1" office:value-type="date" office:date-value="2015-01-24T10:00:00">
            <text:p>Sat Jan 24 10:00:00 201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4T11:00:00">
            <text:p>Sat Jan 24 11:00:00 2015</text:p>
          </table:table-cell>
          <table:table-cell office:value-type="float" office:value="34.1667">
            <text:p>34.1667</text:p>
          </table:table-cell>
        </table:table-row>
        <table:table-row>
          <table:table-cell table:style-name="pd1" office:value-type="date" office:date-value="2015-01-24T12:00:00">
            <text:p>Sat Jan 24 12:00:00 2015</text:p>
          </table:table-cell>
          <table:table-cell office:value-type="float" office:value="44.0">
            <text:p>44.0</text:p>
          </table:table-cell>
        </table:table-row>
        <table:table-row>
          <table:table-cell table:style-name="pd1" office:value-type="date" office:date-value="2015-01-24T13:00:00">
            <text:p>Sat Jan 24 13:00:00 2015</text:p>
          </table:table-cell>
          <table:table-cell office:value-type="float" office:value="72.3333">
            <text:p>72.3333</text:p>
          </table:table-cell>
        </table:table-row>
        <table:table-row>
          <table:table-cell table:style-name="pd1" office:value-type="date" office:date-value="2015-01-24T14:00:00">
            <text:p>Sat Jan 24 14:00:00 2015</text:p>
          </table:table-cell>
          <table:table-cell office:value-type="float" office:value="76.1667">
            <text:p>76.1667</text:p>
          </table:table-cell>
        </table:table-row>
        <table:table-row>
          <table:table-cell table:style-name="pd1" office:value-type="date" office:date-value="2015-01-24T15:00:00">
            <text:p>Sat Jan 24 15:00:00 2015</text:p>
          </table:table-cell>
          <table:table-cell office:value-type="float" office:value="82.3333">
            <text:p>82.3333</text:p>
          </table:table-cell>
        </table:table-row>
        <table:table-row>
          <table:table-cell table:style-name="pd1" office:value-type="date" office:date-value="2015-01-24T22:00:00">
            <text:p>Sat Jan 24 22:00:00 2015</text:p>
          </table:table-cell>
          <table:table-cell office:value-type="float" office:value="48.1667">
            <text:p>48.1667</text:p>
          </table:table-cell>
        </table:table-row>
        <table:table-row>
          <table:table-cell table:style-name="pd1" office:value-type="date" office:date-value="2015-01-24T23:00:00">
            <text:p>Sat Jan 24 23:00:00 2015</text:p>
          </table:table-cell>
          <table:table-cell office:value-type="float" office:value="47.8333">
            <text:p>47.8333</text:p>
          </table:table-cell>
        </table:table-row>
        <table:table-row>
          <table:table-cell table:style-name="pd1" office:value-type="date" office:date-value="2015-01-25T02:00:00">
            <text:p>Sun Jan 25 02:00:00 2015</text:p>
          </table:table-cell>
          <table:table-cell office:value-type="float" office:value="44.8333">
            <text:p>44.8333</text:p>
          </table:table-cell>
        </table:table-row>
        <table:table-row>
          <table:table-cell table:style-name="pd1" office:value-type="date" office:date-value="2015-01-25T05:00:00">
            <text:p>Sun Jan 25 05:00:00 2015</text:p>
          </table:table-cell>
          <table:table-cell office:value-type="float" office:value="42.3333">
            <text:p>42.3333</text:p>
          </table:table-cell>
        </table:table-row>
        <table:table-row>
          <table:table-cell table:style-name="pd1" office:value-type="date" office:date-value="2015-01-25T06:00:00">
            <text:p>Sun Jan 25 06:00:00 2015</text:p>
          </table:table-cell>
          <table:table-cell office:value-type="float" office:value="39.6667">
            <text:p>39.6667</text:p>
          </table:table-cell>
        </table:table-row>
        <table:table-row>
          <table:table-cell table:style-name="pd1" office:value-type="date" office:date-value="2015-01-25T07:00:00">
            <text:p>Sun Jan 25 07:00:00 2015</text:p>
          </table:table-cell>
          <table:table-cell office:value-type="float" office:value="37.6667">
            <text:p>37.6667</text:p>
          </table:table-cell>
        </table:table-row>
        <table:table-row>
          <table:table-cell table:style-name="pd1" office:value-type="date" office:date-value="2015-01-25T08:00:00">
            <text:p>Sun Jan 25 08:00:00 2015</text:p>
          </table:table-cell>
          <table:table-cell office:value-type="float" office:value="32.1667">
            <text:p>32.1667</text:p>
          </table:table-cell>
        </table:table-row>
        <table:table-row>
          <table:table-cell table:style-name="pd1" office:value-type="date" office:date-value="2015-01-25T09:00:00">
            <text:p>Sun Jan 25 09:00:00 2015</text:p>
          </table:table-cell>
          <table:table-cell office:value-type="float" office:value="30.1667">
            <text:p>30.1667</text:p>
          </table:table-cell>
        </table:table-row>
        <table:table-row>
          <table:table-cell table:style-name="pd1" office:value-type="date" office:date-value="2015-01-25T10:00:00">
            <text:p>Sun Jan 25 10:00:00 2015</text:p>
          </table:table-cell>
          <table:table-cell office:value-type="float" office:value="30.0">
            <text:p>30.0</text:p>
          </table:table-cell>
        </table:table-row>
        <table:table-row>
          <table:table-cell table:style-name="pd1" office:value-type="date" office:date-value="2015-01-25T11:00:00">
            <text:p>Sun Jan 25 11:00:00 2015</text:p>
          </table:table-cell>
          <table:table-cell office:value-type="float" office:value="39.0">
            <text:p>39.0</text:p>
          </table:table-cell>
        </table:table-row>
        <table:table-row>
          <table:table-cell table:style-name="pd1" office:value-type="date" office:date-value="2015-01-25T12:00:00">
            <text:p>Sun Jan 25 12:00:00 2015</text:p>
          </table:table-cell>
          <table:table-cell office:value-type="float" office:value="46.6667">
            <text:p>46.6667</text:p>
          </table:table-cell>
        </table:table-row>
        <table:table-row>
          <table:table-cell table:style-name="pd1" office:value-type="date" office:date-value="2015-01-25T13:00:00">
            <text:p>Sun Jan 25 13:00:00 2015</text:p>
          </table:table-cell>
          <table:table-cell office:value-type="float" office:value="60.6667">
            <text:p>60.6667</text:p>
          </table:table-cell>
        </table:table-row>
        <table:table-row>
          <table:table-cell table:style-name="pd1" office:value-type="date" office:date-value="2015-01-27T04:00:00">
            <text:p>Tue Jan 27 04:00:00 2015</text:p>
          </table:table-cell>
          <table:table-cell office:value-type="float" office:value="31.3333">
            <text:p>31.3333</text:p>
          </table:table-cell>
        </table:table-row>
        <table:table-row>
          <table:table-cell table:style-name="pd1" office:value-type="date" office:date-value="2015-01-27T05:00:00">
            <text:p>Tue Jan 27 05:00:00 2015</text:p>
          </table:table-cell>
          <table:table-cell office:value-type="float" office:value="29.0">
            <text:p>29.0</text:p>
          </table:table-cell>
        </table:table-row>
        <table:table-row>
          <table:table-cell table:style-name="pd1" office:value-type="date" office:date-value="2015-01-27T06:00:00">
            <text:p>Tue Jan 27 06:00:00 2015</text:p>
          </table:table-cell>
          <table:table-cell office:value-type="float" office:value="29.3333">
            <text:p>29.3333</text:p>
          </table:table-cell>
        </table:table-row>
        <table:table-row>
          <table:table-cell table:style-name="pd1" office:value-type="date" office:date-value="2015-01-27T07:00:00">
            <text:p>Tue Jan 27 07:00:00 2015</text:p>
          </table:table-cell>
          <table:table-cell office:value-type="float" office:value="20.1667">
            <text:p>20.1667</text:p>
          </table:table-cell>
        </table:table-row>
        <table:table-row>
          <table:table-cell table:style-name="pd1" office:value-type="date" office:date-value="2015-01-27T08:00:00">
            <text:p>Tue Jan 27 08:00:00 2015</text:p>
          </table:table-cell>
          <table:table-cell office:value-type="float" office:value="15.0">
            <text:p>15.0</text:p>
          </table:table-cell>
        </table:table-row>
        <table:table-row>
          <table:table-cell table:style-name="pd1" office:value-type="date" office:date-value="2015-01-27T09:00:00">
            <text:p>Tue Jan 27 09:00:00 2015</text:p>
          </table:table-cell>
          <table:table-cell office:value-type="float" office:value="9.6667">
            <text:p>9.6667</text:p>
          </table:table-cell>
        </table:table-row>
        <table:table-row>
          <table:table-cell table:style-name="pd1" office:value-type="date" office:date-value="2015-01-27T10:00:00">
            <text:p>Tue Jan 27 10:00:00 2015</text:p>
          </table:table-cell>
          <table:table-cell office:value-type="float" office:value="16.1667">
            <text:p>16.1667</text:p>
          </table:table-cell>
        </table:table-row>
        <table:table-row>
          <table:table-cell table:style-name="pd1" office:value-type="date" office:date-value="2015-01-27T11:00:00">
            <text:p>Tue Jan 27 11:00:00 201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1-27T12:00:00">
            <text:p>Tue Jan 27 12:00:00 2015</text:p>
          </table:table-cell>
          <table:table-cell office:value-type="float" office:value="43.3333">
            <text:p>43.3333</text:p>
          </table:table-cell>
        </table:table-row>
        <table:table-row>
          <table:table-cell table:style-name="pd1" office:value-type="date" office:date-value="2015-01-27T13:00:00">
            <text:p>Tue Jan 27 13:00:00 2015</text:p>
          </table:table-cell>
          <table:table-cell office:value-type="float" office:value="47.3333">
            <text:p>47.3333</text:p>
          </table:table-cell>
        </table:table-row>
        <table:table-row>
          <table:table-cell table:style-name="pd1" office:value-type="date" office:date-value="2015-01-27T14:00:00">
            <text:p>Tue Jan 27 14:00:00 2015</text:p>
          </table:table-cell>
          <table:table-cell office:value-type="float" office:value="64.5">
            <text:p>64.5</text:p>
          </table:table-cell>
        </table:table-row>
        <table:table-row>
          <table:table-cell table:style-name="pd1" office:value-type="date" office:date-value="2015-01-27T15:00:00">
            <text:p>Tue Jan 27 15:00:00 2015</text:p>
          </table:table-cell>
          <table:table-cell office:value-type="float" office:value="71.3333">
            <text:p>71.3333</text:p>
          </table:table-cell>
        </table:table-row>
        <table:table-row>
          <table:table-cell table:style-name="pd1" office:value-type="date" office:date-value="2015-01-28T04:00:00">
            <text:p>Wed Jan 28 04:00:00 2015</text:p>
          </table:table-cell>
          <table:table-cell office:value-type="float" office:value="21.1667">
            <text:p>21.1667</text:p>
          </table:table-cell>
        </table:table-row>
        <table:table-row>
          <table:table-cell table:style-name="pd1" office:value-type="date" office:date-value="2015-01-28T05:00:00">
            <text:p>Wed Jan 28 05:00:00 2015</text:p>
          </table:table-cell>
          <table:table-cell office:value-type="float" office:value="22.0">
            <text:p>22.0</text:p>
          </table:table-cell>
        </table:table-row>
        <table:table-row>
          <table:table-cell table:style-name="pd1" office:value-type="date" office:date-value="2015-01-28T06:00:00">
            <text:p>Wed Jan 28 06:00:00 201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8T07:00:00">
            <text:p>Wed Jan 28 07:00:00 2015</text:p>
          </table:table-cell>
          <table:table-cell office:value-type="float" office:value="13.0">
            <text:p>13.0</text:p>
          </table:table-cell>
        </table:table-row>
        <table:table-row>
          <table:table-cell table:style-name="pd1" office:value-type="date" office:date-value="2015-01-28T08:00:00">
            <text:p>Wed Jan 28 08:00:00 2015</text:p>
          </table:table-cell>
          <table:table-cell office:value-type="float" office:value="7.8333">
            <text:p>7.8333</text:p>
          </table:table-cell>
        </table:table-row>
        <table:table-row>
          <table:table-cell table:style-name="pd1" office:value-type="date" office:date-value="2015-01-28T09:00:00">
            <text:p>Wed Jan 28 09:00:00 2015</text:p>
          </table:table-cell>
          <table:table-cell office:value-type="float" office:value="5.0">
            <text:p>5.0</text:p>
          </table:table-cell>
        </table:table-row>
        <table:table-row>
          <table:table-cell table:style-name="pd1" office:value-type="date" office:date-value="2015-01-28T10:00:00">
            <text:p>Wed Jan 28 10:00:00 2015</text:p>
          </table:table-cell>
          <table:table-cell office:value-type="float" office:value="15.1667">
            <text:p>15.1667</text:p>
          </table:table-cell>
        </table:table-row>
        <table:table-row>
          <table:table-cell table:style-name="pd1" office:value-type="date" office:date-value="2015-01-28T11:00:00">
            <text:p>Wed Jan 28 11:00:00 2015</text:p>
          </table:table-cell>
          <table:table-cell office:value-type="float" office:value="24.3333">
            <text:p>24.3333</text:p>
          </table:table-cell>
        </table:table-row>
        <table:table-row>
          <table:table-cell table:style-name="pd1" office:value-type="date" office:date-value="2015-01-28T14:00:00">
            <text:p>Wed Jan 28 14:00:00 2015</text:p>
          </table:table-cell>
          <table:table-cell office:value-type="float" office:value="66.3333">
            <text:p>66.3333</text:p>
          </table:table-cell>
        </table:table-row>
        <table:table-row>
          <table:table-cell table:style-name="pd1" office:value-type="date" office:date-value="2015-01-28T15:00:00">
            <text:p>Wed Jan 28 15:00:00 2015</text:p>
          </table:table-cell>
          <table:table-cell office:value-type="float" office:value="71.0">
            <text:p>71.0</text:p>
          </table:table-cell>
        </table:table-row>
        <table:table-row>
          <table:table-cell table:style-name="pd1" office:value-type="date" office:date-value="2015-01-29T04:00:00">
            <text:p>Thu Jan 29 04:00:00 2015</text:p>
          </table:table-cell>
          <table:table-cell office:value-type="float" office:value="22.8333">
            <text:p>22.8333</text:p>
          </table:table-cell>
        </table:table-row>
        <table:table-row>
          <table:table-cell table:style-name="pd1" office:value-type="date" office:date-value="2015-01-29T05:00:00">
            <text:p>Thu Jan 29 05:00:00 2015</text:p>
          </table:table-cell>
          <table:table-cell office:value-type="float" office:value="10.8333">
            <text:p>10.8333</text:p>
          </table:table-cell>
        </table:table-row>
        <table:table-row>
          <table:table-cell table:style-name="pd1" office:value-type="date" office:date-value="2015-01-29T06:00:00">
            <text:p>Thu Jan 29 06:00:00 2015</text:p>
          </table:table-cell>
          <table:table-cell office:value-type="float" office:value="5.6667">
            <text:p>5.6667</text:p>
          </table:table-cell>
        </table:table-row>
        <table:table-row>
          <table:table-cell table:style-name="pd1" office:value-type="date" office:date-value="2015-01-29T07:00:00">
            <text:p>Thu Jan 29 07:00:00 2015</text:p>
          </table:table-cell>
          <table:table-cell office:value-type="float" office:value="13.8333">
            <text:p>13.8333</text:p>
          </table:table-cell>
        </table:table-row>
        <table:table-row>
          <table:table-cell table:style-name="pd1" office:value-type="date" office:date-value="2015-01-29T08:00:00">
            <text:p>Thu Jan 29 08:00:00 2015</text:p>
          </table:table-cell>
          <table:table-cell office:value-type="float" office:value="7.5">
            <text:p>7.5</text:p>
          </table:table-cell>
        </table:table-row>
        <table:table-row>
          <table:table-cell table:style-name="pd1" office:value-type="date" office:date-value="2015-01-29T09:00:00">
            <text:p>Thu Jan 29 09:00:00 2015</text:p>
          </table:table-cell>
          <table:table-cell office:value-type="float" office:value="3.5">
            <text:p>3.5</text:p>
          </table:table-cell>
        </table:table-row>
        <table:table-row>
          <table:table-cell table:style-name="pd1" office:value-type="date" office:date-value="2015-01-29T10:00:00">
            <text:p>Thu Jan 29 10:00:00 201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07T06:00:00">
            <text:p>Sat Feb  7 06:00:00 2015</text:p>
          </table:table-cell>
          <table:table-cell office:value-type="float" office:value="22.6667">
            <text:p>22.6667</text:p>
          </table:table-cell>
        </table:table-row>
        <table:table-row>
          <table:table-cell table:style-name="pd1" office:value-type="date" office:date-value="2015-02-07T07:00:00">
            <text:p>Sat Feb  7 07:00:00 2015</text:p>
          </table:table-cell>
          <table:table-cell office:value-type="float" office:value="26.3333">
            <text:p>26.3333</text:p>
          </table:table-cell>
        </table:table-row>
        <table:table-row>
          <table:table-cell table:style-name="pd1" office:value-type="date" office:date-value="2015-02-07T08:00:00">
            <text:p>Sat Feb  7 08:00:00 2015</text:p>
          </table:table-cell>
          <table:table-cell office:value-type="float" office:value="17.5">
            <text:p>17.5</text:p>
          </table:table-cell>
        </table:table-row>
        <table:table-row>
          <table:table-cell table:style-name="pd1" office:value-type="date" office:date-value="2015-02-07T09:00:00">
            <text:p>Sat Feb  7 09:00:00 2015</text:p>
          </table:table-cell>
          <table:table-cell office:value-type="float" office:value="17.8333">
            <text:p>17.8333</text:p>
          </table:table-cell>
        </table:table-row>
        <table:table-row>
          <table:table-cell table:style-name="pd1" office:value-type="date" office:date-value="2015-02-07T10:00:00">
            <text:p>Sat Feb  7 10:00:00 2015</text:p>
          </table:table-cell>
          <table:table-cell office:value-type="float" office:value="17.3333">
            <text:p>17.3333</text:p>
          </table:table-cell>
        </table:table-row>
        <table:table-row>
          <table:table-cell table:style-name="pd1" office:value-type="date" office:date-value="2015-02-07T11:00:00">
            <text:p>Sat Feb  7 11:00:00 2015</text:p>
          </table:table-cell>
          <table:table-cell office:value-type="float" office:value="23.0">
            <text:p>23.0</text:p>
          </table:table-cell>
        </table:table-row>
        <table:table-row>
          <table:table-cell table:style-name="pd1" office:value-type="date" office:date-value="2015-02-07T12:00:00">
            <text:p>Sat Feb  7 12:00:00 2015</text:p>
          </table:table-cell>
          <table:table-cell office:value-type="float" office:value="41.3333">
            <text:p>41.3333</text:p>
          </table:table-cell>
        </table:table-row>
        <table:table-row>
          <table:table-cell table:style-name="pd1" office:value-type="date" office:date-value="2015-02-07T13:00:00">
            <text:p>Sat Feb  7 13:00:00 2015</text:p>
          </table:table-cell>
          <table:table-cell office:value-type="float" office:value="52.8333">
            <text:p>52.8333</text:p>
          </table:table-cell>
        </table:table-row>
        <table:table-row>
          <table:table-cell table:style-name="pd1" office:value-type="date" office:date-value="2015-02-07T14:00:00">
            <text:p>Sat Feb  7 14:00:00 2015</text:p>
          </table:table-cell>
          <table:table-cell office:value-type="float" office:value="69.5">
            <text:p>69.5</text:p>
          </table:table-cell>
        </table:table-row>
        <table:table-row>
          <table:table-cell table:style-name="pd1" office:value-type="date" office:date-value="2015-02-07T15:00:00">
            <text:p>Sat Feb  7 15:00:00 2015</text:p>
          </table:table-cell>
          <table:table-cell office:value-type="float" office:value="77.6667">
            <text:p>77.6667</text:p>
          </table:table-cell>
        </table:table-row>
        <table:table-row>
          <table:table-cell table:style-name="pd1" office:value-type="date" office:date-value="2015-02-07T16:00:00">
            <text:p>Sat Feb  7 16:00:00 2015</text:p>
          </table:table-cell>
          <table:table-cell office:value-type="float" office:value="85.0">
            <text:p>85.0</text:p>
          </table:table-cell>
        </table:table-row>
        <table:table-row>
          <table:table-cell table:style-name="pd1" office:value-type="date" office:date-value="2015-02-07T17:00:00">
            <text:p>Sat Feb  7 17:00:00 2015</text:p>
          </table:table-cell>
          <table:table-cell office:value-type="float" office:value="88.1667">
            <text:p>88.1667</text:p>
          </table:table-cell>
        </table:table-row>
        <table:table-row>
          <table:table-cell table:style-name="pd1" office:value-type="date" office:date-value="2015-02-07T18:00:00">
            <text:p>Sat Feb  7 18:00:00 2015</text:p>
          </table:table-cell>
          <table:table-cell office:value-type="float" office:value="83.8333">
            <text:p>83.8333</text:p>
          </table:table-cell>
        </table:table-row>
        <table:table-row>
          <table:table-cell table:style-name="pd1" office:value-type="date" office:date-value="2015-02-07T19:00:00">
            <text:p>Sat Feb  7 19:00:00 2015</text:p>
          </table:table-cell>
          <table:table-cell office:value-type="float" office:value="74.5">
            <text:p>74.5</text:p>
          </table:table-cell>
        </table:table-row>
        <table:table-row>
          <table:table-cell table:style-name="pd1" office:value-type="date" office:date-value="2015-02-07T20:00:00">
            <text:p>Sat Feb  7 20:00:00 2015</text:p>
          </table:table-cell>
          <table:table-cell office:value-type="float" office:value="64.6667">
            <text:p>64.6667</text:p>
          </table:table-cell>
        </table:table-row>
        <table:table-row>
          <table:table-cell table:style-name="pd1" office:value-type="date" office:date-value="2015-02-07T21:00:00">
            <text:p>Sat Feb  7 21:00:00 2015</text:p>
          </table:table-cell>
          <table:table-cell office:value-type="float" office:value="63.3333">
            <text:p>63.3333</text:p>
          </table:table-cell>
        </table:table-row>
        <table:table-row>
          <table:table-cell table:style-name="pd1" office:value-type="date" office:date-value="2015-02-11T17:00:00">
            <text:p>Wed Feb 11 17:00:00 2015</text:p>
          </table:table-cell>
          <table:table-cell office:value-type="float" office:value="91.3333">
            <text:p>91.3333</text:p>
          </table:table-cell>
        </table:table-row>
        <table:table-row>
          <table:table-cell table:style-name="pd1" office:value-type="date" office:date-value="2015-02-11T18:00:00">
            <text:p>Wed Feb 11 18:00:00 2015</text:p>
          </table:table-cell>
          <table:table-cell office:value-type="float" office:value="83.1667">
            <text:p>83.1667</text:p>
          </table:table-cell>
        </table:table-row>
        <table:table-row>
          <table:table-cell table:style-name="pd1" office:value-type="date" office:date-value="2015-02-11T19:00:00">
            <text:p>Wed Feb 11 19:00:00 2015</text:p>
          </table:table-cell>
          <table:table-cell office:value-type="float" office:value="61.5">
            <text:p>61.5</text:p>
          </table:table-cell>
        </table:table-row>
        <table:table-row>
          <table:table-cell table:style-name="pd1" office:value-type="date" office:date-value="2015-02-12T02:00:00">
            <text:p>Thu Feb 12 02:00:00 2015</text:p>
          </table:table-cell>
          <table:table-cell office:value-type="float" office:value="32.6667">
            <text:p>32.6667</text:p>
          </table:table-cell>
        </table:table-row>
        <table:table-row>
          <table:table-cell table:style-name="pd1" office:value-type="date" office:date-value="2015-02-12T03:00:00">
            <text:p>Thu Feb 12 03:00:00 2015</text:p>
          </table:table-cell>
          <table:table-cell office:value-type="float" office:value="39.8333">
            <text:p>39.8333</text:p>
          </table:table-cell>
        </table:table-row>
        <table:table-row>
          <table:table-cell table:style-name="pd1" office:value-type="date" office:date-value="2015-02-12T04:00:00">
            <text:p>Thu Feb 12 04:00:00 201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2T05:00:00">
            <text:p>Thu Feb 12 05:00:00 2015</text:p>
          </table:table-cell>
          <table:table-cell office:value-type="float" office:value="33.6667">
            <text:p>33.6667</text:p>
          </table:table-cell>
        </table:table-row>
        <table:table-row>
          <table:table-cell table:style-name="pd1" office:value-type="date" office:date-value="2015-02-12T06:00:00">
            <text:p>Thu Feb 12 06:00:00 2015</text:p>
          </table:table-cell>
          <table:table-cell office:value-type="float" office:value="48.8333">
            <text:p>48.8333</text:p>
          </table:table-cell>
        </table:table-row>
        <table:table-row>
          <table:table-cell table:style-name="pd1" office:value-type="date" office:date-value="2015-02-12T07:00:00">
            <text:p>Thu Feb 12 07:00:00 2015</text:p>
          </table:table-cell>
          <table:table-cell office:value-type="float" office:value="11.6667">
            <text:p>11.6667</text:p>
          </table:table-cell>
        </table:table-row>
        <table:table-row>
          <table:table-cell table:style-name="pd1" office:value-type="date" office:date-value="2015-02-12T08:00:00">
            <text:p>Thu Feb 12 08:00:00 2015</text:p>
          </table:table-cell>
          <table:table-cell office:value-type="float" office:value="23.3333">
            <text:p>23.3333</text:p>
          </table:table-cell>
        </table:table-row>
        <table:table-row>
          <table:table-cell table:style-name="pd1" office:value-type="date" office:date-value="2015-02-12T10:00:00">
            <text:p>Thu Feb 12 10:00:00 2015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date" office:date-value="2015-02-12T11:00:00">
            <text:p>Thu Feb 12 11:00:00 2015</text:p>
          </table:table-cell>
          <table:table-cell office:value-type="float" office:value="26.5">
            <text:p>26.5</text:p>
          </table:table-cell>
        </table:table-row>
        <table:table-row>
          <table:table-cell table:style-name="pd1" office:value-type="date" office:date-value="2015-02-12T12:00:00">
            <text:p>Thu Feb 12 12:00:00 2015</text:p>
          </table:table-cell>
          <table:table-cell office:value-type="float" office:value="47.6667">
            <text:p>47.6667</text:p>
          </table:table-cell>
        </table:table-row>
        <table:table-row>
          <table:table-cell table:style-name="pd1" office:value-type="date" office:date-value="2015-02-12T13:00:00">
            <text:p>Thu Feb 12 13:00:00 2015</text:p>
          </table:table-cell>
          <table:table-cell office:value-type="float" office:value="63.8333">
            <text:p>63.8333</text:p>
          </table:table-cell>
        </table:table-row>
        <table:table-row>
          <table:table-cell table:style-name="pd1" office:value-type="date" office:date-value="2015-02-12T15:00:00">
            <text:p>Thu Feb 12 15:00:00 2015</text:p>
          </table:table-cell>
          <table:table-cell office:value-type="float" office:value="84.8333">
            <text:p>84.8333</text:p>
          </table:table-cell>
        </table:table-row>
        <table:table-row>
          <table:table-cell table:style-name="pd1" office:value-type="date" office:date-value="2015-02-13T02:00:00">
            <text:p>Fri Feb 13 02:00:00 2015</text:p>
          </table:table-cell>
          <table:table-cell office:value-type="float" office:value="37.1667">
            <text:p>37.1667</text:p>
          </table:table-cell>
        </table:table-row>
        <table:table-row>
          <table:table-cell table:style-name="pd1" office:value-type="date" office:date-value="2015-02-13T03:00:00">
            <text:p>Fri Feb 13 03:00:00 2015</text:p>
          </table:table-cell>
          <table:table-cell office:value-type="float" office:value="35.1667">
            <text:p>35.1667</text:p>
          </table:table-cell>
        </table:table-row>
        <table:table-row>
          <table:table-cell table:style-name="pd1" office:value-type="date" office:date-value="2015-02-13T04:00:00">
            <text:p>Fri Feb 13 04:00:00 2015</text:p>
          </table:table-cell>
          <table:table-cell office:value-type="float" office:value="13.3333">
            <text:p>13.3333</text:p>
          </table:table-cell>
        </table:table-row>
        <table:table-row>
          <table:table-cell table:style-name="pd1" office:value-type="date" office:date-value="2015-02-13T05:00:00">
            <text:p>Fri Feb 13 05:00:00 201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6:00:00">
            <text:p>Fri Feb 13 06:00:00 2015</text:p>
          </table:table-cell>
          <table:table-cell office:value-type="float" office:value="18.3333">
            <text:p>18.3333</text:p>
          </table:table-cell>
        </table:table-row>
        <table:table-row>
          <table:table-cell table:style-name="pd1" office:value-type="date" office:date-value="2015-02-13T07:00:00">
            <text:p>Fri Feb 13 07:00:00 2015</text:p>
          </table:table-cell>
          <table:table-cell office:value-type="float" office:value="25.3333">
            <text:p>25.3333</text:p>
          </table:table-cell>
        </table:table-row>
        <table:table-row>
          <table:table-cell table:style-name="pd1" office:value-type="date" office:date-value="2015-02-13T08:00:00">
            <text:p>Fri Feb 13 08:00:00 2015</text:p>
          </table:table-cell>
          <table:table-cell office:value-type="float" office:value="14.6667">
            <text:p>14.6667</text:p>
          </table:table-cell>
        </table:table-row>
        <table:table-row>
          <table:table-cell table:style-name="pd1" office:value-type="date" office:date-value="2015-02-13T09:00:00">
            <text:p>Fri Feb 13 09:00:00 2015</text:p>
          </table:table-cell>
          <table:table-cell office:value-type="float" office:value="4.1667">
            <text:p>4.1667</text:p>
          </table:table-cell>
        </table:table-row>
        <table:table-row>
          <table:table-cell table:style-name="pd1" office:value-type="date" office:date-value="2015-02-13T10:00:00">
            <text:p>Fri Feb 13 10:00:00 2015</text:p>
          </table:table-cell>
          <table:table-cell office:value-type="float" office:value="5.1667">
            <text:p>5.1667</text:p>
          </table:table-cell>
        </table:table-row>
        <table:table-row>
          <table:table-cell table:style-name="pd1" office:value-type="date" office:date-value="2015-02-13T11:00:00">
            <text:p>Fri Feb 13 11:00:00 2015</text:p>
          </table:table-cell>
          <table:table-cell office:value-type="float" office:value="18.8333">
            <text:p>18.8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